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presentation"/>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scripts/>
  <office:font-face-decls/>
  <office:automatic-styles>
    <style:style style:family="drawing-page" style:name="dp3">
      <style:drawing-page-properties draw:fill="bitmap" draw:fill-image-name="FillImage1" style:repeat="stretch"/>
    </style:style>
    <style:style style:family="presentation" style:name="pr3">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3">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3">
      <style:text-properties fo:color="#5FE300" fo:font-size="36pt" style:font-size-asian="36pt" style:font-size-complex="36pt" fo:language="en" fo:country="US"/>
    </style:style>
    <style:style style:family="text" style:name="T4">
      <style:text-properties fo:color="#FFFFFF" fo:font-size="36pt" style:font-size-asian="36pt" style:font-size-complex="36pt" fo:language="en" fo:country="US"/>
    </style:style>
    <style:style style:family="text" style:name="T5">
      <style:text-properties fo:color="#5FE300" fo:font-size="36pt" style:font-size-asian="36pt" style:font-size-complex="36pt" fo:language="en" fo:country="US"/>
    </style:style>
    <style:style style:family="paragraph" style:name="P4">
      <style:text-properties fo:color="#000000" fo:font-family="Arial" style:font-family-asian="Arial" style:font-family-complex="Arial" fo:font-size="24pt" style:font-size-asian="24pt" style:font-size-complex="24pt"/>
      <style:paragraph-properties fo:line-height="90%" fo:text-align="left" fo:margin-left="37.96pt" fo:text-indent="-37.96pt" fo:margin-top="10pt"/>
    </style:style>
    <style:style style:family="paragraph" style:name="P5">
      <style:text-properties fo:color="#000000" fo:font-family="Arial" style:font-family-asian="Arial" style:font-family-complex="Arial" fo:font-size="24pt" style:font-size-asian="24pt" style:font-size-complex="24pt"/>
      <style:paragraph-properties fo:line-height="90%" fo:text-align="left" fo:margin-left="37.96pt" fo:text-indent="-37.96pt" fo:margin-top="10pt"/>
    </style:style>
    <style:style style:family="text" style:name="T6">
      <style:text-properties fo:color="#5FE300" fo:font-size="36pt" style:font-size-asian="36pt" style:font-size-complex="36pt" fo:language="en" fo:country="US"/>
    </style:style>
    <style:style style:family="paragraph" style:name="P6">
      <style:text-properties fo:color="#000000" fo:font-family="Arial" style:font-family-asian="Arial" style:font-family-complex="Arial" fo:font-size="24pt" style:font-size-asian="24pt" style:font-size-complex="24pt"/>
      <style:paragraph-properties fo:line-height="90%" fo:text-align="left" fo:margin-left="37.96pt" fo:text-indent="-37.96pt" fo:margin-top="10pt"/>
    </style:style>
    <style:style style:family="text" style:name="T7">
      <style:text-properties fo:color="#5FE300" fo:font-size="36pt" style:font-size-asian="36pt" style:font-size-complex="36pt" fo:language="en" fo:country="US"/>
    </style:style>
    <style:style style:family="paragraph" style:name="P7">
      <style:text-properties fo:color="#000000" fo:font-family="Arial" style:font-family-asian="Arial" style:font-family-complex="Arial" fo:font-size="24pt" style:font-size-asian="24pt" style:font-size-complex="24pt"/>
      <style:paragraph-properties fo:line-height="90%" fo:text-align="left" fo:margin-left="37.96pt" fo:text-indent="-37.96pt" fo:margin-top="10pt"/>
    </style:style>
    <style:style style:family="text" style:name="T8">
      <style:text-properties fo:color="#5FE300" fo:font-size="36pt" style:font-size-asian="36pt" style:font-size-complex="36pt" fo:language="en" fo:country="US"/>
    </style:style>
    <style:style style:family="paragraph" style:name="P8">
      <style:text-properties fo:color="#000000" fo:font-family="Arial" style:font-family-asian="Arial" style:font-family-complex="Arial" fo:font-size="24pt" style:font-size-asian="24pt" style:font-size-complex="24pt"/>
      <style:paragraph-properties fo:line-height="90%" fo:text-align="left" fo:margin-left="37.96pt" fo:text-indent="-37.96pt" fo:margin-top="10pt"/>
    </style:style>
    <style:style style:family="text" style:name="T9">
      <style:text-properties fo:color="#5FE300" fo:font-size="36pt" style:font-size-asian="36pt" style:font-size-complex="36pt" fo:language="en" fo:country="US"/>
    </style:style>
    <style:style style:family="paragraph" style:name="P9">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10">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drawing-page" style:name="dp4">
      <style:drawing-page-properties draw:fill="bitmap" draw:fill-image-name="FillImage2" style:repeat="stretch"/>
    </style:style>
    <style:style style:family="presentation" style:name="pr4">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11">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0">
      <style:text-properties fo:color="#5FE300" fo:font-size="36pt" style:font-size-asian="36pt" style:font-size-complex="36pt" fo:language="en" fo:country="US"/>
    </style:style>
    <style:style style:family="text" style:name="T11">
      <style:text-properties fo:color="#FFFFFF" fo:font-size="36pt" style:font-size-asian="36pt" style:font-size-complex="36pt" fo:language="en" fo:country="US"/>
    </style:style>
    <style:style style:family="text" style:name="T12">
      <style:text-properties fo:color="#5FE300" fo:font-size="36pt" style:font-size-asian="36pt" style:font-size-complex="36pt" fo:language="en" fo:country="US"/>
    </style:style>
    <style:style style:family="paragraph" style:name="P12">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13">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3">
      <style:text-properties fo:color="#5FE300" fo:font-size="36pt" style:font-size-asian="36pt" style:font-size-complex="36pt" fo:language="en" fo:country="US"/>
    </style:style>
    <style:style style:family="paragraph" style:name="P14">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4">
      <style:text-properties fo:color="#5FE300" fo:font-size="36pt" style:font-size-asian="36pt" style:font-size-complex="36pt" fo:language="en" fo:country="US"/>
    </style:style>
    <style:style style:family="paragraph" style:name="P15">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16">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drawing-page" style:name="dp5">
      <style:drawing-page-properties draw:fill="bitmap" draw:fill-image-name="FillImage3" style:repeat="stretch"/>
    </style:style>
    <style:style style:family="presentation" style:name="pr5">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17">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5">
      <style:text-properties fo:color="#5FE300" fo:font-size="36pt" style:font-size-asian="36pt" style:font-size-complex="36pt" fo:language="en" fo:country="US"/>
    </style:style>
    <style:style style:family="text" style:name="T16">
      <style:text-properties fo:color="#FFFFFF" fo:font-size="36pt" style:font-size-asian="36pt" style:font-size-complex="36pt" fo:language="en" fo:country="US"/>
    </style:style>
    <style:style style:family="text" style:name="T17">
      <style:text-properties fo:color="#5FE300" fo:font-size="36pt" style:font-size-asian="36pt" style:font-size-complex="36pt" fo:language="en" fo:country="US"/>
    </style:style>
    <style:style style:family="paragraph" style:name="P18">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19">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8">
      <style:text-properties fo:color="#5FE300" fo:font-size="36pt" style:font-size-asian="36pt" style:font-size-complex="36pt" fo:language="en" fo:country="US"/>
    </style:style>
    <style:style style:family="paragraph" style:name="P20">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9">
      <style:text-properties fo:color="#5FE300" fo:font-size="36pt" style:font-size-asian="36pt" style:font-size-complex="36pt" fo:language="en" fo:country="US"/>
    </style:style>
    <style:style style:family="paragraph" style:name="P21">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20">
      <style:text-properties fo:color="#5FE300" fo:font-size="36pt" style:font-size-asian="36pt" style:font-size-complex="36pt" fo:language="en" fo:country="US"/>
    </style:style>
    <style:style style:family="paragraph" style:name="P22">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21">
      <style:text-properties fo:color="#5FE300" fo:font-size="36pt" style:font-size-asian="36pt" style:font-size-complex="36pt" fo:language="en" fo:country="US"/>
    </style:style>
    <style:style style:family="paragraph" style:name="P23">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22">
      <style:text-properties fo:color="#5FE300" fo:font-size="36pt" style:font-size-asian="36pt" style:font-size-complex="36pt" fo:language="en" fo:country="US"/>
    </style:style>
    <style:style style:family="paragraph" style:name="P24">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25">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drawing-page" style:name="dp6">
      <style:drawing-page-properties draw:fill="bitmap" draw:fill-image-name="FillImage4" style:repeat="stretch"/>
    </style:style>
    <style:style style:family="presentation" style:name="pr6">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26">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23">
      <style:text-properties fo:color="#5FE300" fo:font-size="36pt" style:font-size-asian="36pt" style:font-size-complex="36pt" fo:language="en" fo:country="US"/>
    </style:style>
    <style:style style:family="text" style:name="T24">
      <style:text-properties fo:color="#FFFFFF" fo:font-size="36pt" style:font-size-asian="36pt" style:font-size-complex="36pt" fo:language="en" fo:country="US"/>
    </style:style>
    <style:style style:family="text" style:name="T25">
      <style:text-properties fo:color="#5FE300" fo:font-size="36pt" style:font-size-asian="36pt" style:font-size-complex="36pt" fo:language="en" fo:country="US"/>
    </style:style>
    <style:style style:family="paragraph" style:name="P27">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28">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26">
      <style:text-properties fo:color="#5FE300" fo:font-size="36pt" style:font-size-asian="36pt" style:font-size-complex="36pt" fo:language="en" fo:country="US"/>
    </style:style>
    <style:style style:family="paragraph" style:name="P29">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27">
      <style:text-properties fo:color="#5FE300" fo:font-size="36pt" style:font-size-asian="36pt" style:font-size-complex="36pt" fo:language="en" fo:country="US"/>
    </style:style>
    <style:style style:family="paragraph" style:name="P30">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28">
      <style:text-properties fo:color="#5FE300" fo:font-size="36pt" style:font-size-asian="36pt" style:font-size-complex="36pt" fo:language="en" fo:country="US"/>
    </style:style>
    <style:style style:family="paragraph" style:name="P31">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29">
      <style:text-properties fo:color="#5FE300" fo:font-size="36pt" style:font-size-asian="36pt" style:font-size-complex="36pt" fo:language="en" fo:country="US"/>
    </style:style>
    <style:style style:family="text" style:name="T30">
      <style:text-properties fo:color="#70AD47" fo:font-size="36pt" style:font-size-asian="36pt" style:font-size-complex="36pt" fo:language="en" fo:country="US"/>
    </style:style>
    <style:style style:family="paragraph" style:name="P32">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31">
      <style:text-properties fo:color="#5FE300" fo:font-size="36pt" style:font-size-asian="36pt" style:font-size-complex="36pt" fo:language="en" fo:country="US"/>
    </style:style>
    <style:style style:family="drawing-page" style:name="dp7">
      <style:drawing-page-properties draw:fill="bitmap" draw:fill-image-name="FillImage5" style:repeat="stretch"/>
    </style:style>
    <style:style style:family="presentation" style:name="pr7">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33">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32">
      <style:text-properties fo:color="#5FE300" fo:font-size="36pt" style:font-size-asian="36pt" style:font-size-complex="36pt" fo:language="en" fo:country="US"/>
    </style:style>
    <style:style style:family="text" style:name="T33">
      <style:text-properties fo:color="#FFFFFF" fo:font-size="36pt" style:font-size-asian="36pt" style:font-size-complex="36pt" fo:language="en" fo:country="US"/>
    </style:style>
    <style:style style:family="text" style:name="T34">
      <style:text-properties fo:color="#5FE300" fo:font-size="36pt" style:font-size-asian="36pt" style:font-size-complex="36pt" fo:language="en" fo:country="US"/>
    </style:style>
    <style:style style:family="paragraph" style:name="P34">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35">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35">
      <style:text-properties fo:color="#5FE300" fo:font-size="36pt" style:font-size-asian="36pt" style:font-size-complex="36pt" fo:language="en" fo:country="US"/>
    </style:style>
    <style:style style:family="paragraph" style:name="P36">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37">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36">
      <style:text-properties fo:color="#5FE300" fo:font-size="36pt" style:font-size-asian="36pt" style:font-size-complex="36pt" fo:language="en" fo:country="US"/>
    </style:style>
    <style:style style:family="paragraph" style:name="P38">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39">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drawing-page" style:name="dp8">
      <style:drawing-page-properties draw:fill="bitmap" draw:fill-image-name="FillImage6" style:repeat="stretch"/>
    </style:style>
    <style:style style:family="presentation" style:name="pr8">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40">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37">
      <style:text-properties fo:color="#5FE300" fo:font-size="36pt" style:font-size-asian="36pt" style:font-size-complex="36pt" fo:language="en" fo:country="US"/>
    </style:style>
    <style:style style:family="text" style:name="T38">
      <style:text-properties fo:color="#FFFFFF" fo:font-size="36pt" style:font-size-asian="36pt" style:font-size-complex="36pt" fo:language="en" fo:country="US"/>
    </style:style>
    <style:style style:family="text" style:name="T39">
      <style:text-properties fo:color="#5FE300" fo:font-size="36pt" style:font-size-asian="36pt" style:font-size-complex="36pt" fo:language="en" fo:country="US"/>
    </style:style>
    <style:style style:family="paragraph" style:name="P41">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42">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40">
      <style:text-properties fo:color="#5FE300" fo:font-size="36pt" style:font-size-asian="36pt" style:font-size-complex="36pt" fo:language="en" fo:country="US"/>
    </style:style>
    <style:style style:family="paragraph" style:name="P43">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41">
      <style:text-properties fo:color="#5FE300" fo:font-size="36pt" style:font-size-asian="36pt" style:font-size-complex="36pt" fo:language="en" fo:country="US"/>
    </style:style>
    <style:style style:family="paragraph" style:name="P44">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42">
      <style:text-properties fo:color="#5FE300" fo:font-size="36pt" style:font-size-asian="36pt" style:font-size-complex="36pt" fo:language="en" fo:country="US"/>
    </style:style>
    <style:style style:family="drawing-page" style:name="dp9">
      <style:drawing-page-properties draw:fill="bitmap" draw:fill-image-name="FillImage7" style:repeat="stretch"/>
    </style:style>
    <style:style style:family="presentation" style:name="pr9">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45">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43">
      <style:text-properties fo:color="#5FE300" fo:font-size="36pt" style:font-size-asian="36pt" style:font-size-complex="36pt" fo:language="en" fo:country="US"/>
    </style:style>
    <style:style style:family="text" style:name="T44">
      <style:text-properties fo:color="#FFFFFF" fo:font-size="36pt" style:font-size-asian="36pt" style:font-size-complex="36pt" fo:language="en" fo:country="US"/>
    </style:style>
    <style:style style:family="text" style:name="T45">
      <style:text-properties fo:color="#5FE300" fo:font-size="36pt" style:font-size-asian="36pt" style:font-size-complex="36pt" fo:language="en" fo:country="US"/>
    </style:style>
    <style:style style:family="paragraph" style:name="P46">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47">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46">
      <style:text-properties fo:color="#5FE300" fo:font-size="36pt" style:font-size-asian="36pt" style:font-size-complex="36pt" fo:language="en" fo:country="US"/>
    </style:style>
    <style:style style:family="paragraph" style:name="P48">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47">
      <style:text-properties fo:color="#5FE300" fo:font-size="36pt" style:font-size-asian="36pt" style:font-size-complex="36pt" fo:language="en" fo:country="US"/>
    </style:style>
    <style:style style:family="paragraph" style:name="P49">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48">
      <style:text-properties fo:color="#5FE300" fo:font-size="36pt" style:font-size-asian="36pt" style:font-size-complex="36pt" fo:language="en" fo:country="US"/>
    </style:style>
    <style:style style:family="text" style:name="T49">
      <style:text-properties fo:color="#5FE300" fo:font-size="36pt" style:font-size-asian="36pt" style:font-size-complex="36pt" fo:language="en" fo:country="US"/>
    </style:style>
    <style:style style:family="drawing-page" style:name="dp10">
      <style:drawing-page-properties draw:fill="bitmap" draw:fill-image-name="FillImage8" style:repeat="stretch"/>
    </style:style>
    <style:style style:family="presentation" style:name="pr10">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50">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50">
      <style:text-properties fo:color="#5FE300" fo:font-size="36pt" style:font-size-asian="36pt" style:font-size-complex="36pt" fo:language="en" fo:country="US"/>
    </style:style>
    <style:style style:family="text" style:name="T51">
      <style:text-properties fo:color="#FFFFFF" fo:font-size="36pt" style:font-size-asian="36pt" style:font-size-complex="36pt" fo:language="en" fo:country="US"/>
    </style:style>
    <style:style style:family="text" style:name="T52">
      <style:text-properties fo:color="#5FE300" fo:font-size="36pt" style:font-size-asian="36pt" style:font-size-complex="36pt" fo:language="en" fo:country="US"/>
    </style:style>
    <style:style style:family="paragraph" style:name="P51">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52">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53">
      <style:text-properties fo:color="#5FE300" fo:font-size="36pt" style:font-size-asian="36pt" style:font-size-complex="36pt" fo:language="en" fo:country="US"/>
    </style:style>
    <style:style style:family="paragraph" style:name="P53">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54">
      <style:text-properties fo:color="#5FE300" fo:font-size="36pt" style:font-size-asian="36pt" style:font-size-complex="36pt" fo:language="en" fo:country="US"/>
    </style:style>
    <style:style style:family="paragraph" style:name="P54">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55">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55">
      <style:text-properties fo:color="#5FE300" fo:font-size="36pt" style:font-size-asian="36pt" style:font-size-complex="36pt" fo:language="en" fo:country="US"/>
    </style:style>
    <style:style style:family="paragraph" style:name="P56">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56">
      <style:text-properties fo:color="#5FE300" fo:font-size="36pt" style:font-size-asian="36pt" style:font-size-complex="36pt" fo:language="en" fo:country="US"/>
    </style:style>
    <style:style style:family="text" style:name="T57">
      <style:text-properties fo:color="#5FE300" fo:font-size="36pt" style:font-size-asian="36pt" style:font-size-complex="36pt" fo:language="en" fo:country="US"/>
    </style:style>
    <style:style style:family="drawing-page" style:name="dp11">
      <style:drawing-page-properties draw:fill="bitmap" draw:fill-image-name="FillImage9" style:repeat="stretch"/>
    </style:style>
    <style:style style:family="presentation" style:name="pr11">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57">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58">
      <style:text-properties fo:color="#5FE300" fo:font-size="36pt" style:font-size-asian="36pt" style:font-size-complex="36pt" fo:language="en" fo:country="US"/>
    </style:style>
    <style:style style:family="text" style:name="T59">
      <style:text-properties fo:color="#FFFFFF" fo:font-size="36pt" style:font-size-asian="36pt" style:font-size-complex="36pt" fo:language="en" fo:country="US"/>
    </style:style>
    <style:style style:family="text" style:name="T60">
      <style:text-properties fo:color="#5FE300" fo:font-size="36pt" style:font-size-asian="36pt" style:font-size-complex="36pt" fo:language="en" fo:country="US"/>
    </style:style>
    <style:style style:family="paragraph" style:name="P58">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59">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61">
      <style:text-properties fo:color="#5FE300" fo:font-size="36pt" style:font-size-asian="36pt" style:font-size-complex="36pt" fo:language="en" fo:country="US"/>
    </style:style>
    <style:style style:family="drawing-page" style:name="dp12">
      <style:drawing-page-properties draw:fill="bitmap" draw:fill-image-name="FillImage10" style:repeat="stretch"/>
    </style:style>
    <style:style style:family="presentation" style:name="pr12">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60">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62">
      <style:text-properties fo:color="#5FE300" fo:font-size="36pt" style:font-size-asian="36pt" style:font-size-complex="36pt" fo:language="en" fo:country="US"/>
    </style:style>
    <style:style style:family="text" style:name="T63">
      <style:text-properties fo:color="#FFFFFF" fo:font-size="36pt" style:font-size-asian="36pt" style:font-size-complex="36pt" fo:language="en" fo:country="US"/>
    </style:style>
    <style:style style:family="text" style:name="T64">
      <style:text-properties fo:color="#5FE300" fo:font-size="36pt" style:font-size-asian="36pt" style:font-size-complex="36pt" fo:language="en" fo:country="US"/>
    </style:style>
    <style:style style:family="paragraph" style:name="P61">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62">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65">
      <style:text-properties fo:color="#5FE300" fo:font-size="36pt" style:font-size-asian="36pt" style:font-size-complex="36pt" fo:language="en" fo:country="US"/>
    </style:style>
    <style:style style:family="paragraph" style:name="P63">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66">
      <style:text-properties fo:color="#5FE300" fo:font-size="36pt" style:font-size-asian="36pt" style:font-size-complex="36pt" fo:language="en" fo:country="US"/>
    </style:style>
    <style:style style:family="paragraph" style:name="P64">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67">
      <style:text-properties fo:color="#5FE300" fo:font-size="36pt" style:font-size-asian="36pt" style:font-size-complex="36pt" fo:language="en" fo:country="US"/>
    </style:style>
    <style:style style:family="drawing-page" style:name="dp13">
      <style:drawing-page-properties draw:fill="bitmap" draw:fill-image-name="FillImage11" style:repeat="stretch"/>
    </style:style>
    <style:style style:family="presentation" style:name="pr13">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65">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68">
      <style:text-properties fo:color="#5FE300" fo:font-size="36pt" style:font-size-asian="36pt" style:font-size-complex="36pt" fo:language="en" fo:country="US"/>
    </style:style>
    <style:style style:family="text" style:name="T69">
      <style:text-properties fo:color="#FFFFFF" fo:font-size="36pt" style:font-size-asian="36pt" style:font-size-complex="36pt" fo:language="en" fo:country="US"/>
    </style:style>
    <style:style style:family="text" style:name="T70">
      <style:text-properties fo:color="#5FE300" fo:font-size="36pt" style:font-size-asian="36pt" style:font-size-complex="36pt" fo:language="en" fo:country="US"/>
    </style:style>
    <style:style style:family="paragraph" style:name="P66">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67">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71">
      <style:text-properties fo:color="#5FE300" fo:font-size="36pt" style:font-size-asian="36pt" style:font-size-complex="36pt" fo:language="en" fo:country="US"/>
    </style:style>
    <style:style style:family="drawing-page" style:name="dp14">
      <style:drawing-page-properties draw:fill="bitmap" draw:fill-image-name="FillImage12" style:repeat="stretch"/>
    </style:style>
    <style:style style:family="presentation" style:name="pr14">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68">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72">
      <style:text-properties fo:color="#5FE300" fo:font-size="36pt" style:font-size-asian="36pt" style:font-size-complex="36pt" fo:language="en" fo:country="US"/>
    </style:style>
    <style:style style:family="text" style:name="T73">
      <style:text-properties fo:color="#FFFFFF" fo:font-size="36pt" style:font-size-asian="36pt" style:font-size-complex="36pt" fo:language="en" fo:country="US"/>
    </style:style>
    <style:style style:family="text" style:name="T74">
      <style:text-properties fo:color="#5FE300" fo:font-size="36pt" style:font-size-asian="36pt" style:font-size-complex="36pt" fo:language="en" fo:country="US"/>
    </style:style>
    <style:style style:family="paragraph" style:name="P69">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70">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75">
      <style:text-properties fo:color="#5FE300" fo:font-size="36pt" style:font-size-asian="36pt" style:font-size-complex="36pt" fo:language="en" fo:country="US"/>
    </style:style>
    <style:style style:family="paragraph" style:name="P71">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76">
      <style:text-properties fo:color="#5FE300" fo:font-size="36pt" style:font-size-asian="36pt" style:font-size-complex="36pt" fo:language="en" fo:country="US"/>
    </style:style>
    <style:style style:family="paragraph" style:name="P72">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77">
      <style:text-properties fo:color="#5FE300" fo:font-size="36pt" style:font-size-asian="36pt" style:font-size-complex="36pt" fo:language="en" fo:country="US"/>
    </style:style>
    <style:style style:family="paragraph" style:name="P73">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78">
      <style:text-properties fo:color="#5FE300" fo:font-size="36pt" style:font-size-asian="36pt" style:font-size-complex="36pt" fo:language="en" fo:country="US"/>
    </style:style>
    <style:style style:family="drawing-page" style:name="dp15">
      <style:drawing-page-properties draw:fill="bitmap" draw:fill-image-name="FillImage13" style:repeat="stretch"/>
    </style:style>
    <style:style style:family="presentation" style:name="pr15">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74">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79">
      <style:text-properties fo:color="#5FE300" fo:font-size="36pt" style:font-size-asian="36pt" style:font-size-complex="36pt" fo:language="en" fo:country="US"/>
    </style:style>
    <style:style style:family="text" style:name="T80">
      <style:text-properties fo:color="#FFFFFF" fo:font-size="36pt" style:font-size-asian="36pt" style:font-size-complex="36pt" fo:language="en" fo:country="US"/>
    </style:style>
    <style:style style:family="text" style:name="T81">
      <style:text-properties fo:color="#5FE300" fo:font-size="36pt" style:font-size-asian="36pt" style:font-size-complex="36pt" fo:language="en" fo:country="US"/>
    </style:style>
    <style:style style:family="paragraph" style:name="P75">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76">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82">
      <style:text-properties fo:color="#5FE300" fo:font-size="36pt" style:font-size-asian="36pt" style:font-size-complex="36pt" fo:language="en" fo:country="US"/>
    </style:style>
    <style:style style:family="paragraph" style:name="P77">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83">
      <style:text-properties fo:color="#5FE300" fo:font-size="36pt" style:font-size-asian="36pt" style:font-size-complex="36pt" fo:language="en" fo:country="US"/>
    </style:style>
    <style:style style:family="text" style:name="T84">
      <style:text-properties fo:color="#5FE300" fo:font-size="36pt" style:font-size-asian="36pt" style:font-size-complex="36pt" fo:language="en" fo:country="US"/>
    </style:style>
    <style:style style:family="paragraph" style:name="P78">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85">
      <style:text-properties fo:color="#5FE300" fo:font-size="36pt" style:font-size-asian="36pt" style:font-size-complex="36pt" fo:language="en" fo:country="US"/>
    </style:style>
    <style:style style:family="paragraph" style:name="P79">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86">
      <style:text-properties fo:color="#5FE300" fo:font-size="36pt" style:font-size-asian="36pt" style:font-size-complex="36pt" fo:language="en" fo:country="US"/>
    </style:style>
    <style:style style:family="drawing-page" style:name="dp16">
      <style:drawing-page-properties draw:fill="bitmap" draw:fill-image-name="FillImage14" style:repeat="stretch"/>
    </style:style>
    <style:style style:family="presentation" style:name="pr16">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80">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87">
      <style:text-properties fo:color="#5FE300" fo:font-size="36pt" style:font-size-asian="36pt" style:font-size-complex="36pt" fo:language="en" fo:country="US"/>
    </style:style>
    <style:style style:family="text" style:name="T88">
      <style:text-properties fo:color="#FFFFFF" fo:font-size="36pt" style:font-size-asian="36pt" style:font-size-complex="36pt" fo:language="en" fo:country="US"/>
    </style:style>
    <style:style style:family="text" style:name="T89">
      <style:text-properties fo:color="#5FE300" fo:font-size="36pt" style:font-size-asian="36pt" style:font-size-complex="36pt" fo:language="en" fo:country="US"/>
    </style:style>
    <style:style style:family="paragraph" style:name="P81">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82">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90">
      <style:text-properties fo:color="#5FE300" fo:font-size="36pt" style:font-size-asian="36pt" style:font-size-complex="36pt" fo:language="en" fo:country="US"/>
    </style:style>
    <style:style style:family="drawing-page" style:name="dp17">
      <style:drawing-page-properties draw:fill="bitmap" draw:fill-image-name="FillImage15" style:repeat="stretch"/>
    </style:style>
    <style:style style:family="presentation" style:name="pr17">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83">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91">
      <style:text-properties fo:color="#5FE300" fo:font-size="36pt" style:font-size-asian="36pt" style:font-size-complex="36pt" fo:language="en" fo:country="US"/>
    </style:style>
    <style:style style:family="text" style:name="T92">
      <style:text-properties fo:color="#FFFFFF" fo:font-size="36pt" style:font-size-asian="36pt" style:font-size-complex="36pt" fo:language="en" fo:country="US"/>
    </style:style>
    <style:style style:family="text" style:name="T93">
      <style:text-properties fo:color="#5FE300" fo:font-size="36pt" style:font-size-asian="36pt" style:font-size-complex="36pt" fo:language="en" fo:country="US"/>
    </style:style>
    <style:style style:family="paragraph" style:name="P84">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85">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94">
      <style:text-properties fo:color="#5FE300" fo:font-size="36pt" style:font-size-asian="36pt" style:font-size-complex="36pt" fo:language="en" fo:country="US"/>
    </style:style>
    <style:style style:family="drawing-page" style:name="dp18">
      <style:drawing-page-properties draw:fill="bitmap" draw:fill-image-name="FillImage16" style:repeat="stretch"/>
    </style:style>
    <style:style style:family="presentation" style:name="pr18">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86">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95">
      <style:text-properties fo:color="#5FE300" fo:font-size="36pt" style:font-size-asian="36pt" style:font-size-complex="36pt" fo:language="en" fo:country="US"/>
    </style:style>
    <style:style style:family="text" style:name="T96">
      <style:text-properties fo:color="#FFFFFF" fo:font-size="36pt" style:font-size-asian="36pt" style:font-size-complex="36pt" fo:language="en" fo:country="US"/>
    </style:style>
    <style:style style:family="text" style:name="T97">
      <style:text-properties fo:color="#5FE300" fo:font-size="36pt" style:font-size-asian="36pt" style:font-size-complex="36pt" fo:language="en" fo:country="US"/>
    </style:style>
    <style:style style:family="paragraph" style:name="P87">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88">
      <style:text-properties fo:color="#000000" fo:font-family="Arial" style:font-family-asian="Arial" style:font-family-complex="Arial" fo:font-size="24pt" style:font-size-asian="24pt" style:font-size-complex="24pt"/>
      <style:paragraph-properties fo:line-height="90%" fo:text-align="left" fo:margin-left="37.96pt" fo:text-indent="-37.96pt" fo:margin-top="10pt"/>
    </style:style>
    <style:style style:family="text" style:name="T98">
      <style:text-properties fo:color="#5FE300" fo:font-size="36pt" style:font-size-asian="36pt" style:font-size-complex="36pt" fo:language="en" fo:country="US"/>
    </style:style>
    <style:style style:family="paragraph" style:name="P89">
      <style:text-properties fo:color="#000000" fo:font-family="Arial" style:font-family-asian="Arial" style:font-family-complex="Arial" fo:font-size="24pt" style:font-size-asian="24pt" style:font-size-complex="24pt"/>
      <style:paragraph-properties fo:line-height="90%" fo:text-align="left" fo:margin-left="37.96pt" fo:text-indent="-37.96pt" fo:margin-top="10pt"/>
    </style:style>
    <style:style style:family="text" style:name="T99">
      <style:text-properties fo:color="#5FE300" fo:font-size="36pt" style:font-size-asian="36pt" style:font-size-complex="36pt" fo:language="en" fo:country="US"/>
    </style:style>
    <style:style style:family="paragraph" style:name="P90">
      <style:text-properties fo:color="#000000" fo:font-family="Arial" style:font-family-asian="Arial" style:font-family-complex="Arial" fo:font-size="24pt" style:font-size-asian="24pt" style:font-size-complex="24pt"/>
      <style:paragraph-properties fo:line-height="90%" fo:text-align="left" fo:margin-left="37.96pt" fo:text-indent="-37.96pt" fo:margin-top="10pt"/>
    </style:style>
    <style:style style:family="text" style:name="T100">
      <style:text-properties fo:color="#5FE300" fo:font-size="36pt" style:font-size-asian="36pt" style:font-size-complex="36pt" fo:language="en" fo:country="US"/>
    </style:style>
    <style:style style:family="drawing-page" style:name="dp19">
      <style:drawing-page-properties draw:fill="bitmap" draw:fill-image-name="FillImage17" style:repeat="stretch"/>
    </style:style>
    <style:style style:family="presentation" style:name="pr19">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91">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01">
      <style:text-properties fo:color="#5FE300" fo:font-size="36pt" style:font-size-asian="36pt" style:font-size-complex="36pt" fo:language="en" fo:country="US"/>
    </style:style>
    <style:style style:family="text" style:name="T102">
      <style:text-properties fo:color="#FFFFFF" fo:font-size="36pt" style:font-size-asian="36pt" style:font-size-complex="36pt" fo:language="en" fo:country="US"/>
    </style:style>
    <style:style style:family="text" style:name="T103">
      <style:text-properties fo:color="#5FE300" fo:font-size="36pt" style:font-size-asian="36pt" style:font-size-complex="36pt" fo:language="en" fo:country="US"/>
    </style:style>
    <style:style style:family="paragraph" style:name="P92">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93">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04">
      <style:text-properties fo:color="#5FE300" fo:font-size="36pt" style:font-size-asian="36pt" style:font-size-complex="36pt" fo:language="en" fo:country="US"/>
    </style:style>
    <style:style style:family="paragraph" style:name="P94">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95">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05">
      <style:text-properties fo:color="#5FE300" fo:font-size="36pt" style:font-size-asian="36pt" style:font-size-complex="36pt" fo:language="en" fo:country="US"/>
    </style:style>
    <style:style style:family="paragraph" style:name="P96">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06">
      <style:text-properties fo:color="#5FE300" fo:font-size="36pt" style:font-size-asian="36pt" style:font-size-complex="36pt" fo:language="en" fo:country="US"/>
    </style:style>
    <style:style style:family="paragraph" style:name="P97">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07">
      <style:text-properties fo:color="#5FE300" fo:font-size="36pt" style:font-size-asian="36pt" style:font-size-complex="36pt" fo:language="en" fo:country="US"/>
    </style:style>
    <style:style style:family="paragraph" style:name="P98">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08">
      <style:text-properties fo:color="#5FE300" fo:font-size="36pt" style:font-size-asian="36pt" style:font-size-complex="36pt" fo:language="en" fo:country="US"/>
    </style:style>
    <style:style style:family="drawing-page" style:name="dp20">
      <style:drawing-page-properties draw:fill="bitmap" draw:fill-image-name="FillImage18" style:repeat="stretch"/>
    </style:style>
    <style:style style:family="presentation" style:name="pr20">
      <style:graphic-properties draw:fill="none" draw:textarea-vertical-align="top" draw:auto-grow-height="false" draw:auto-grow-width="false" draw:stroke="none" fo:wrap-option="wrap" style:wrap="run-through" fo:padding-top="3.6pt" fo:padding-bottom="3.6pt" fo:padding-left="7.2pt" fo:padding-right="7.2pt" fo:background-color="transparent"/>
    </style:style>
    <style:style style:family="paragraph" style:name="P99">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09">
      <style:text-properties fo:color="#5FE300" fo:font-size="36pt" style:font-size-asian="36pt" style:font-size-complex="36pt" fo:language="en" fo:country="US"/>
    </style:style>
    <style:style style:family="text" style:name="T110">
      <style:text-properties fo:color="#FFFFFF" fo:font-size="36pt" style:font-size-asian="36pt" style:font-size-complex="36pt" fo:language="en" fo:country="US"/>
    </style:style>
    <style:style style:family="text" style:name="T111">
      <style:text-properties fo:color="#5FE300" fo:font-size="36pt" style:font-size-asian="36pt" style:font-size-complex="36pt" fo:language="en" fo:country="US"/>
    </style:style>
    <style:style style:family="paragraph" style:name="P100">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101">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12">
      <style:text-properties fo:color="#5FE300" fo:font-size="36pt" style:font-size-asian="36pt" style:font-size-complex="36pt" fo:language="en" fo:country="US"/>
    </style:style>
    <style:style style:family="paragraph" style:name="P102">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paragraph" style:name="P103">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13">
      <style:text-properties fo:color="#5FE300" fo:font-size="36pt" style:font-size-asian="36pt" style:font-size-complex="36pt" fo:language="en" fo:country="US"/>
    </style:style>
    <style:style style:family="paragraph" style:name="P104">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14">
      <style:text-properties fo:color="#5FE300" fo:font-size="36pt" style:font-size-asian="36pt" style:font-size-complex="36pt" fo:language="en" fo:country="US"/>
    </style:style>
    <style:style style:family="paragraph" style:name="P105">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15">
      <style:text-properties fo:color="#5FE300" fo:font-size="36pt" style:font-size-asian="36pt" style:font-size-complex="36pt" fo:language="en" fo:country="US"/>
    </style:style>
    <style:style style:family="paragraph" style:name="P106">
      <style:text-properties fo:color="#000000" fo:font-family="Arial" style:font-family-asian="Arial" style:font-family-complex="Arial" fo:font-size="24pt" style:font-size-asian="24pt" style:font-size-complex="24pt"/>
      <style:paragraph-properties fo:line-height="90%" fo:text-align="left" fo:margin-left="0pt" fo:text-indent="0pt" fo:margin-top="10pt"/>
    </style:style>
    <style:style style:family="text" style:name="T116">
      <style:text-properties fo:color="#5FE300" fo:font-size="36pt" style:font-size-asian="36pt" style:font-size-complex="36pt" fo:language="en" fo:country="US"/>
    </style:style>
    <text:list-style style:name="L1">
      <text:list-level-style-bullet text:level="1" text:bullet-char="•">
        <style:list-level-properties text:space-before="1pt" text:min-label-width="37.96pt"/>
        <style:text-properties fo:font-family="Arial" fo:font-size="100%"/>
      </text:list-level-style-bullet>
    </text:list-style>
    <text:list-style style:name="L2">
      <text:list-level-style-bullet text:level="1" text:bullet-char="•">
        <style:list-level-properties text:space-before="1pt" text:min-label-width="37.96pt"/>
        <style:text-properties fo:font-family="Arial" fo:font-size="100%"/>
      </text:list-level-style-bullet>
    </text:list-style>
    <text:list-style style:name="L3">
      <text:list-level-style-bullet text:level="1" text:bullet-char="•">
        <style:list-level-properties text:space-before="1pt" text:min-label-width="37.96pt"/>
        <style:text-properties fo:font-family="Arial" fo:font-size="100%"/>
      </text:list-level-style-bullet>
    </text:list-style>
    <text:list-style style:name="L4">
      <text:list-level-style-bullet text:level="1" text:bullet-char="•">
        <style:list-level-properties text:space-before="1pt" text:min-label-width="37.96pt"/>
        <style:text-properties fo:font-family="Arial" fo:font-size="100%"/>
      </text:list-level-style-bullet>
    </text:list-style>
    <text:list-style style:name="L5">
      <text:list-level-style-bullet text:level="1" text:bullet-char="•">
        <style:list-level-properties text:space-before="1pt" text:min-label-width="37.96pt"/>
        <style:text-properties fo:font-family="Arial" fo:font-size="100%"/>
      </text:list-level-style-bullet>
    </text:list-style>
    <text:list-style style:name="L6">
      <text:list-level-style-bullet text:level="1" text:bullet-char="•">
        <style:list-level-properties text:space-before="1pt" text:min-label-width="37.96pt"/>
        <style:text-properties fo:font-family="Arial" fo:font-size="100%"/>
      </text:list-level-style-bullet>
    </text:list-style>
    <text:list-style style:name="L7">
      <text:list-level-style-bullet text:level="1" text:bullet-char="•">
        <style:list-level-properties text:space-before="1pt" text:min-label-width="37.96pt"/>
        <style:text-properties fo:font-family="Arial" fo:font-size="100%"/>
      </text:list-level-style-bullet>
    </text:list-style>
  </office:automatic-styles>
  <office:body>
    <office:presentation>
      <draw:page draw:name="Slide_1" draw:style-name="dp3" draw:master-page-name="_Title Slide" presentation:presentation-page-layout-name="AL1">
        <draw:frame draw:name="Subtitle 2" draw:layer="layout" presentation:style-name="pr3" presentation:class="subtitle" presentation:placeholder="true" svg:width="33.16cm" svg:height="16.67cm" svg:x="0.3623cm" svg:y="2.081cm">
          <draw:text-box fo:min-height="16.67cm">
            <text:p text:style-name="P3"><text:span text:style-name="T3">[hands@terminal </text:span><text:span text:style-name="T4">session4</text:span><text:span text:style-name="T5">]$ </text:span></text:p>
            <text:p text:style-name="P4"/>
            <text:list text:style-name="L1" text:continue-numbering="true">
              <text:list-item>
                <text:p text:style-name="P5"><text:span text:style-name="T6">Environment variables , shell scripting , dotfiles</text:span></text:p>
              </text:list-item>
            </text:list>
            <text:list text:style-name="L2" text:continue-numbering="true">
              <text:list-item>
                <text:p text:style-name="P6"><text:span text:style-name="T7">Troubleshooting techniques</text:span></text:p>
              </text:list-item>
            </text:list>
            <text:list text:style-name="L3" text:continue-numbering="true">
              <text:list-item>
                <text:p text:style-name="P7"><text:span text:style-name="T8">wine/bottles/proton</text:span></text:p>
              </text:list-item>
            </text:list>
            <text:list text:style-name="L4" text:continue-numbering="true">
              <text:list-item>
                <text:p text:style-name="P8"><text:span text:style-name="T9">Build a career on Linux</text:span></text:p>
              </text:list-item>
            </text:list>
            <text:p text:style-name="P9"/>
            <text:p text:style-name="P10"/>
          </draw:text-box>
        </draw:frame>
      </draw:page>
      <draw:page draw:name="Slide_2" draw:style-name="dp4" draw:master-page-name="_Title Slide" presentation:presentation-page-layout-name="AL1">
        <draw:frame draw:name="Subtitle 2" draw:layer="layout" presentation:style-name="pr4" presentation:class="subtitle" presentation:placeholder="true" svg:width="33.16cm" svg:height="16.67cm" svg:x="0.3623cm" svg:y="2.081cm">
          <draw:text-box fo:min-height="16.67cm">
            <text:p text:style-name="P11"><text:span text:style-name="T10">[hands@terminal </text:span><text:span text:style-name="T11">env vars</text:span><text:span text:style-name="T12">]$ </text:span></text:p>
            <text:p text:style-name="P12"/>
            <text:p text:style-name="P13"><text:span text:style-name="T13">Definition : </text:span></text:p>
            <text:p text:style-name="P14"><text:span text:style-name="T14">Environment variables are variables that can hold a value like in programming , but environment variables can be accessed by all the programs on the system </text:span></text:p>
            <text:p text:style-name="P15"/>
            <text:p text:style-name="P16"/>
          </draw:text-box>
        </draw:frame>
      </draw:page>
      <draw:page draw:name="Slide_3" draw:style-name="dp5" draw:master-page-name="_Title Slide" presentation:presentation-page-layout-name="AL1">
        <draw:frame draw:name="Subtitle 2" draw:layer="layout" presentation:style-name="pr5" presentation:class="subtitle" presentation:placeholder="true" svg:width="33.16cm" svg:height="16.67cm" svg:x="0.3623cm" svg:y="2.081cm">
          <draw:text-box fo:min-height="16.67cm">
            <text:p text:style-name="P17"><text:span text:style-name="T15">[hands@terminal </text:span><text:span text:style-name="T16">env vars</text:span><text:span text:style-name="T17">]$ </text:span></text:p>
            <text:p text:style-name="P18"/>
            <text:p text:style-name="P19"><text:span text:style-name="T18">examples : </text:span></text:p>
            <text:p text:style-name="P20"><text:span text:style-name="T19">				$HOME</text:span></text:p>
            <text:p text:style-name="P21"><text:span text:style-name="T20">				$PATH</text:span></text:p>
            <text:p text:style-name="P22"><text:span text:style-name="T21">				$DISPLAY</text:span></text:p>
            <text:p text:style-name="P23"><text:span text:style-name="T22">				$APPDIR</text:span></text:p>
            <text:p text:style-name="P24"/>
            <text:p text:style-name="P25"/>
          </draw:text-box>
        </draw:frame>
      </draw:page>
      <draw:page draw:name="Slide_4" draw:style-name="dp6" draw:master-page-name="_Title Slide" presentation:presentation-page-layout-name="AL1">
        <draw:frame draw:name="Subtitle 2" draw:layer="layout" presentation:style-name="pr6" presentation:class="subtitle" presentation:placeholder="true" svg:width="33.16cm" svg:height="16.67cm" svg:x="0.3623cm" svg:y="2.081cm">
          <draw:text-box fo:min-height="16.67cm">
            <text:p text:style-name="P26"><text:span text:style-name="T23">[hands@terminal </text:span><text:span text:style-name="T24">shell scripting </text:span><text:span text:style-name="T25">]$ </text:span></text:p>
            <text:p text:style-name="P27"/>
            <text:p text:style-name="P28"><text:span text:style-name="T26">Definition : </text:span></text:p>
            <text:p text:style-name="P29"><text:span text:style-name="T27">Shell scripting is writing programs for automating tasks using the bash scripting language .</text:span></text:p>
            <text:p text:style-name="P30"><text:span text:style-name="T28">A shell script can have logic , variables and make use of standard terminal commands .</text:span></text:p>
            <text:p text:style-name="P31"><text:span text:style-name="T29">A shell script file extension is .sh </text:span><text:span text:style-name="T30">.</text:span></text:p>
            <text:p text:style-name="P32"><text:span text:style-name="T31">To run a shell script you either need to make it executable or run it with bash .</text:span></text:p>
          </draw:text-box>
        </draw:frame>
      </draw:page>
      <draw:page draw:name="Slide_5" draw:style-name="dp7" draw:master-page-name="_Title Slide" presentation:presentation-page-layout-name="AL1">
        <draw:frame draw:name="Subtitle 2" draw:layer="layout" presentation:style-name="pr7" presentation:class="subtitle" presentation:placeholder="true" svg:width="33.16cm" svg:height="16.67cm" svg:x="0.3623cm" svg:y="2.081cm">
          <draw:text-box fo:min-height="16.67cm">
            <text:p text:style-name="P33"><text:span text:style-name="T32">[hands@terminal </text:span><text:span text:style-name="T33">shell scripting </text:span><text:span text:style-name="T34">]$ </text:span></text:p>
            <text:p text:style-name="P34"/>
            <text:p text:style-name="P35"><text:span text:style-name="T35">example</text:span></text:p>
            <text:p text:style-name="P36"/>
            <text:p text:style-name="P37"><text:span text:style-name="T36">				nano mkmacvm.sh </text:span></text:p>
            <text:p text:style-name="P38"/>
            <text:p text:style-name="P39"/>
          </draw:text-box>
        </draw:frame>
      </draw:page>
      <draw:page draw:name="Slide_6" draw:style-name="dp8" draw:master-page-name="_Title Slide" presentation:presentation-page-layout-name="AL1">
        <draw:frame draw:name="Subtitle 2" draw:layer="layout" presentation:style-name="pr8" presentation:class="subtitle" presentation:placeholder="true" svg:width="33.16cm" svg:height="16.67cm" svg:x="0.3623cm" svg:y="2.081cm">
          <draw:text-box fo:min-height="16.67cm">
            <text:p text:style-name="P40"><text:span text:style-name="T37">[hands@terminal </text:span><text:span text:style-name="T38">windows binaries </text:span><text:span text:style-name="T39">]$ </text:span></text:p>
            <text:p text:style-name="P41"/>
            <text:p text:style-name="P42"><text:span text:style-name="T40">Linux runs EFL files (Executable Linkable File) and windows runs .exe files (EXEcutable) which are very similar except for some small differences .</text:span></text:p>
            <text:p text:style-name="P43"><text:span text:style-name="T41">The main reason Linux can’t run .exe out of the box is that exe files depend on libraries and system calls that are windows only</text:span></text:p>
            <text:p text:style-name="P44"><text:span text:style-name="T42">A compatibility layer is a runtime that contains the needed libraries to run some OS executable files on another OS </text:span></text:p>
          </draw:text-box>
        </draw:frame>
      </draw:page>
      <draw:page draw:name="Slide_7" draw:style-name="dp9" draw:master-page-name="_Title Slide" presentation:presentation-page-layout-name="AL1">
        <draw:frame draw:name="Subtitle 2" draw:layer="layout" presentation:style-name="pr9" presentation:class="subtitle" presentation:placeholder="true" svg:width="33.16cm" svg:height="16.67cm" svg:x="0.3623cm" svg:y="2.081cm">
          <draw:text-box fo:min-height="16.67cm">
            <text:p text:style-name="P45"><text:span text:style-name="T43">[hands@terminal </text:span><text:span text:style-name="T44">windows binaries </text:span><text:span text:style-name="T45">]$ </text:span></text:p>
            <text:p text:style-name="P46"/>
            <text:p text:style-name="P47"><text:span text:style-name="T46">So , what is wine ?</text:span></text:p>
            <text:p text:style-name="P48"><text:span text:style-name="T47">Wine stands for (wine is not emulator)</text:span></text:p>
            <text:p text:style-name="P49"><text:span text:style-name="T48">Wine is a compatibility layer that allows running windows executables on UNIX like operating systems including Linux , BSD , macOS , android “kind of :-/”</text:span><text:span text:style-name="T49"><text:s/></text:span></text:p>
          </draw:text-box>
        </draw:frame>
      </draw:page>
      <draw:page draw:name="Slide_8" draw:style-name="dp10" draw:master-page-name="_Title Slide" presentation:presentation-page-layout-name="AL1">
        <draw:frame draw:name="Subtitle 2" draw:layer="layout" presentation:style-name="pr10" presentation:class="subtitle" presentation:placeholder="true" svg:width="33.16cm" svg:height="16.67cm" svg:x="0.3623cm" svg:y="2.081cm">
          <draw:text-box fo:min-height="16.67cm">
            <text:p text:style-name="P50"><text:span text:style-name="T50">[hands@terminal </text:span><text:span text:style-name="T51">windows binaries </text:span><text:span text:style-name="T52">]$ </text:span></text:p>
            <text:p text:style-name="P51"/>
            <text:p text:style-name="P52"><text:span text:style-name="T53">Emulator vs compatibility layer :</text:span></text:p>
            <text:p text:style-name="P53"><text:span text:style-name="T54">An emulator works by running the hardware of the emulated machine in software and sometime needs to emulate the whole operating system which cause it to be slow and consume a lot of resources and that’s why a modern machine can struggle in running some retro games.</text:span></text:p>
            <text:p text:style-name="P54"/>
            <text:p text:style-name="P55"><text:span text:style-name="T55">Some known emulators :</text:span></text:p>
            <text:p text:style-name="P56"><text:span text:style-name="T56">PPSSPP , PCSX2 , YUZU , DOLPHIN , RPCS3 , QEMU </text:span><text:span text:style-name="T57"><text:s text:c="2"/></text:span></text:p>
          </draw:text-box>
        </draw:frame>
      </draw:page>
      <draw:page draw:name="Slide_9" draw:style-name="dp11" draw:master-page-name="_Title Slide" presentation:presentation-page-layout-name="AL1">
        <draw:frame draw:name="Subtitle 2" draw:layer="layout" presentation:style-name="pr11" presentation:class="subtitle" presentation:placeholder="true" svg:width="33.16cm" svg:height="16.67cm" svg:x="0.3623cm" svg:y="2.081cm">
          <draw:text-box fo:min-height="16.67cm">
            <text:p text:style-name="P57"><text:span text:style-name="T58">[hands@terminal </text:span><text:span text:style-name="T59">windows binaries </text:span><text:span text:style-name="T60">]$ </text:span></text:p>
            <text:p text:style-name="P58"/>
            <text:p text:style-name="P59"><text:span text:style-name="T61">a compatibility layer does not emulate the hardware , so it only works of the hardware it’s running on is compatible with the target hardware of the executable file , that’s why compatibility layers are much faster than emulators and can give a native performance or better sometimes , and that’s why wine on android can’t run anything<text:s text:c="3"/></text:span></text:p>
          </draw:text-box>
        </draw:frame>
      </draw:page>
      <draw:page draw:name="Slide_10" draw:style-name="dp12" draw:master-page-name="_Title Slide" presentation:presentation-page-layout-name="AL1">
        <draw:frame draw:name="Subtitle 2" draw:layer="layout" presentation:style-name="pr12" presentation:class="subtitle" presentation:placeholder="true" svg:width="33.16cm" svg:height="16.67cm" svg:x="0.3623cm" svg:y="2.081cm">
          <draw:text-box fo:min-height="16.67cm">
            <text:p text:style-name="P60"><text:span text:style-name="T62">[hands@terminal </text:span><text:span text:style-name="T63">windows binaries </text:span><text:span text:style-name="T64">]$ </text:span></text:p>
            <text:p text:style-name="P61"/>
            <text:p text:style-name="P62"><text:span text:style-name="T65">What is proton </text:span></text:p>
            <text:p text:style-name="P63"><text:span text:style-name="T66">Proton is a fork of wine made by valve (the company that makes steam) optimized for running windows games on Linux (no mac or android support)</text:span></text:p>
            <text:p text:style-name="P64"><text:span text:style-name="T67">Proton offers a better game compatibility compared to wine and have support for anti cheat (so you don’t get banned if you use it online) and comes with some libraries that you have to install manually on wine like DXVK</text:span></text:p>
          </draw:text-box>
        </draw:frame>
      </draw:page>
      <draw:page draw:name="Slide_11" draw:style-name="dp13" draw:master-page-name="_Title Slide" presentation:presentation-page-layout-name="AL1">
        <draw:frame draw:name="Subtitle 2" draw:layer="layout" presentation:style-name="pr13" presentation:class="subtitle" presentation:placeholder="true" svg:width="33.16cm" svg:height="16.67cm" svg:x="0.3623cm" svg:y="2.081cm">
          <draw:text-box fo:min-height="16.67cm">
            <text:p text:style-name="P65"><text:span text:style-name="T68">[hands@terminal </text:span><text:span text:style-name="T69">windows binaries </text:span><text:span text:style-name="T70">]$ </text:span></text:p>
            <text:p text:style-name="P66"/>
            <text:p text:style-name="P67"><text:span text:style-name="T71">How to use wine and proton :</text:span></text:p>
          </draw:text-box>
        </draw:frame>
      </draw:page>
      <draw:page draw:name="Slide_12" draw:style-name="dp14" draw:master-page-name="_Title Slide" presentation:presentation-page-layout-name="AL1">
        <draw:frame draw:name="Subtitle 2" draw:layer="layout" presentation:style-name="pr14" presentation:class="subtitle" presentation:placeholder="true" svg:width="33.16cm" svg:height="16.67cm" svg:x="0.3623cm" svg:y="2.081cm">
          <draw:text-box fo:min-height="16.67cm">
            <text:p text:style-name="P68"><text:span text:style-name="T72">[hands@terminal </text:span><text:span text:style-name="T73">troubleshooting </text:span><text:span text:style-name="T74">]$ </text:span></text:p>
            <text:p text:style-name="P69"/>
            <text:p text:style-name="P70"><text:span text:style-name="T75">What is troubleshooting ?</text:span></text:p>
            <text:p text:style-name="P71"><text:span text:style-name="T76">	Troubleshooting is finding the reason of some<text:s text:c="3"/>	problem that’s happening on a system and figuring 	out how to fix it</text:span></text:p>
            <text:p text:style-name="P72"><text:span text:style-name="T77">	Troubleshooting is the most important skill for being a 	system admin</text:span></text:p>
            <text:p text:style-name="P73"><text:span text:style-name="T78">	Troubleshooting is not a science , it’s an art </text:span></text:p>
          </draw:text-box>
        </draw:frame>
      </draw:page>
      <draw:page draw:name="Slide_13" draw:style-name="dp15" draw:master-page-name="_Title Slide" presentation:presentation-page-layout-name="AL1">
        <draw:frame draw:name="Subtitle 2" draw:layer="layout" presentation:style-name="pr15" presentation:class="subtitle" presentation:placeholder="true" svg:width="33.16cm" svg:height="16.67cm" svg:x="0.3623cm" svg:y="2.081cm">
          <draw:text-box fo:min-height="16.67cm">
            <text:p text:style-name="P74"><text:span text:style-name="T79">[hands@terminal </text:span><text:span text:style-name="T80">troubleshooting </text:span><text:span text:style-name="T81">]$ </text:span></text:p>
            <text:p text:style-name="P75"/>
            <text:p text:style-name="P76"><text:span text:style-name="T82">troubleshooting techniques </text:span></text:p>
            <text:p text:style-name="P77"><text:span text:style-name="T83">	Read the error message (sometimes it contain a 	solution)	</text:span><text:span text:style-name="T84"><text:s/></text:span></text:p>
            <text:p text:style-name="P78"><text:span text:style-name="T85">	Read the logs , logs are the files that a program may 	store it’s history in , reading the logs can give a clue 	where the problem is (journalctl)</text:span></text:p>
            <text:p text:style-name="P79"><text:span text:style-name="T86">	Know what part of the system have the issue (like if you 	have a GRUB issue , don’t waste your time looking for 	the root of the problem in something else like systemd)</text:span></text:p>
          </draw:text-box>
        </draw:frame>
      </draw:page>
      <draw:page draw:name="Slide_14" draw:style-name="dp16" draw:master-page-name="_Title Slide" presentation:presentation-page-layout-name="AL1">
        <draw:frame draw:name="Subtitle 2" draw:layer="layout" presentation:style-name="pr16" presentation:class="subtitle" presentation:placeholder="true" svg:width="33.16cm" svg:height="16.67cm" svg:x="0.3623cm" svg:y="2.081cm">
          <draw:text-box fo:min-height="16.67cm">
            <text:p text:style-name="P80"><text:span text:style-name="T87">[hands@terminal </text:span><text:span text:style-name="T88">troubleshooting </text:span><text:span text:style-name="T89">]$ </text:span></text:p>
            <text:p text:style-name="P81"/>
            <text:p text:style-name="P82"><text:span text:style-name="T90">let’s troubleshoot something ;-)<text:s text:c="2"/></text:span></text:p>
          </draw:text-box>
        </draw:frame>
      </draw:page>
      <draw:page draw:name="Slide_15" draw:style-name="dp17" draw:master-page-name="_Title Slide" presentation:presentation-page-layout-name="AL1">
        <draw:frame draw:name="Subtitle 2" draw:layer="layout" presentation:style-name="pr17" presentation:class="subtitle" presentation:placeholder="true" svg:width="33.16cm" svg:height="16.67cm" svg:x="0.3623cm" svg:y="2.081cm">
          <draw:text-box fo:min-height="16.67cm">
            <text:p text:style-name="P83"><text:span text:style-name="T91">[hands@terminal </text:span><text:span text:style-name="T92">troubleshooting </text:span><text:span text:style-name="T93">]$ </text:span></text:p>
            <text:p text:style-name="P84"/>
            <text:p text:style-name="P85"><text:span text:style-name="T94">let’s troubleshoot something ;-)<text:s text:c="2"/>, your exam maybe ?</text:span></text:p>
          </draw:text-box>
        </draw:frame>
      </draw:page>
      <draw:page draw:name="Slide_16" draw:style-name="dp18" draw:master-page-name="_Title Slide" presentation:presentation-page-layout-name="AL1">
        <draw:frame draw:name="Subtitle 2" draw:layer="layout" presentation:style-name="pr18" presentation:class="subtitle" presentation:placeholder="true" svg:width="33.16cm" svg:height="16.67cm" svg:x="0.3623cm" svg:y="2.081cm">
          <draw:text-box fo:min-height="16.67cm">
            <text:p text:style-name="P86"><text:span text:style-name="T95">[hands@terminal </text:span><text:span text:style-name="T96">getting professional with Linux </text:span><text:span text:style-name="T97">]$ </text:span></text:p>
            <text:p text:style-name="P87"/>
            <text:list text:style-name="L5" text:continue-numbering="true">
              <text:list-item>
                <text:p text:style-name="P88"><text:span text:style-name="T98">IT certificates </text:span></text:p>
              </text:list-item>
            </text:list>
            <text:list text:style-name="L6" text:continue-numbering="true">
              <text:list-item>
                <text:p text:style-name="P89"><text:span text:style-name="T99">Who are red hat inc</text:span></text:p>
              </text:list-item>
            </text:list>
            <text:list text:style-name="L7" text:continue-numbering="true">
              <text:list-item>
                <text:p text:style-name="P90"><text:span text:style-name="T100">Who are compTIA</text:span></text:p>
              </text:list-item>
            </text:list>
          </draw:text-box>
        </draw:frame>
      </draw:page>
      <draw:page draw:name="Slide_17" draw:style-name="dp19" draw:master-page-name="_Title Slide" presentation:presentation-page-layout-name="AL1">
        <draw:frame draw:name="Subtitle 2" draw:layer="layout" presentation:style-name="pr19" presentation:class="subtitle" presentation:placeholder="true" svg:width="33.16cm" svg:height="16.67cm" svg:x="0.3623cm" svg:y="2.081cm">
          <draw:text-box fo:min-height="16.67cm">
            <text:p text:style-name="P91"><text:span text:style-name="T101">[hands@terminal </text:span><text:span text:style-name="T102">getting professional with Linux </text:span><text:span text:style-name="T103">]$ </text:span></text:p>
            <text:p text:style-name="P92"/>
            <text:p text:style-name="P93"><text:span text:style-name="T104">Certificates for basic skills :</text:span></text:p>
            <text:p text:style-name="P94"/>
            <text:p text:style-name="P95"><text:span text:style-name="T105">	 LFCS , Linux foundation certified sys admin</text:span></text:p>
            <text:p text:style-name="P96"><text:span text:style-name="T106">	 compTIA Linux+</text:span></text:p>
            <text:p text:style-name="P97"><text:span text:style-name="T107">	 RHCSA , red hat certified system administrator</text:span></text:p>
            <text:p text:style-name="P98"><text:span text:style-name="T108">	 </text:span></text:p>
          </draw:text-box>
        </draw:frame>
      </draw:page>
      <draw:page draw:name="Slide_18" draw:style-name="dp20" draw:master-page-name="_Title Slide" presentation:presentation-page-layout-name="AL1">
        <draw:frame draw:name="Subtitle 2" draw:layer="layout" presentation:style-name="pr20" presentation:class="subtitle" presentation:placeholder="true" svg:width="33.16cm" svg:height="16.67cm" svg:x="0.3623cm" svg:y="2.081cm">
          <draw:text-box fo:min-height="16.67cm">
            <text:p text:style-name="P99"><text:span text:style-name="T109">[hands@terminal </text:span><text:span text:style-name="T110">getting professional with Linux </text:span><text:span text:style-name="T111">]$ </text:span></text:p>
            <text:p text:style-name="P100"/>
            <text:p text:style-name="P101"><text:span text:style-name="T112">More advanced certificates :</text:span></text:p>
            <text:p text:style-name="P102"/>
            <text:p text:style-name="P103"><text:span text:style-name="T113">	RHCE red hat certified engineer</text:span></text:p>
            <text:p text:style-name="P104"><text:span text:style-name="T114">	Red hat certified specialist in security : linux</text:span></text:p>
            <text:p text:style-name="P105"><text:span text:style-name="T115">	Red hat certified specialist in Linux diagnostics and 	troubleshooting </text:span></text:p>
            <text:p text:style-name="P106"><text:span text:style-name="T116">	 </text:span></text:p>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graphic">
      <style:text-properties fo:font-size="18pt" style:font-size-asian="18pt" style:font-size-complex="18pt" fo:language="en" fo:country="US"/>
      <style:paragraph-properties fo:text-align="left" fo:margin-left="0pt"/>
    </style:default-style>
    <style:default-style style:family="paragraph">
      <style:paragraph-properties fo:text-align="left" fo:margin-left="0pt"/>
    </style:default-style>
    <style:default-style style:family="text">
      <style:text-properties fo:font-size="18pt" style:font-size-asian="18pt" style:font-size-complex="18pt"/>
    </style:default-style>
    <style:default-style style:family="table">
      <style:table-properties table:border-model="collapsing"/>
    </style:default-style>
    <style:default-style style:family="table-row">
      <style:table-row-properties fo:keep-together="auto"/>
    </style:default-style>
    <draw:fill-image draw:name="FillImage1" draw:display_name="UserFillImage1" xlink:href="Pictures/image1.png" xlink:type="simple" xlink:show="embed" xlink:actuate="onLoad"/>
    <draw:fill-image draw:name="FillImage2" draw:display_name="UserFillImage2" xlink:href="Pictures/image1.png" xlink:type="simple" xlink:show="embed" xlink:actuate="onLoad"/>
    <draw:fill-image draw:name="FillImage3" draw:display_name="UserFillImage3" xlink:href="Pictures/image1.png" xlink:type="simple" xlink:show="embed" xlink:actuate="onLoad"/>
    <draw:fill-image draw:name="FillImage4" draw:display_name="UserFillImage4" xlink:href="Pictures/image1.png" xlink:type="simple" xlink:show="embed" xlink:actuate="onLoad"/>
    <draw:fill-image draw:name="FillImage5" draw:display_name="UserFillImage5" xlink:href="Pictures/image1.png" xlink:type="simple" xlink:show="embed" xlink:actuate="onLoad"/>
    <draw:fill-image draw:name="FillImage6" draw:display_name="UserFillImage6" xlink:href="Pictures/image1.png" xlink:type="simple" xlink:show="embed" xlink:actuate="onLoad"/>
    <draw:fill-image draw:name="FillImage7" draw:display_name="UserFillImage7" xlink:href="Pictures/image1.png" xlink:type="simple" xlink:show="embed" xlink:actuate="onLoad"/>
    <draw:fill-image draw:name="FillImage8" draw:display_name="UserFillImage8" xlink:href="Pictures/image1.png" xlink:type="simple" xlink:show="embed" xlink:actuate="onLoad"/>
    <draw:fill-image draw:name="FillImage9" draw:display_name="UserFillImage9" xlink:href="Pictures/image1.png" xlink:type="simple" xlink:show="embed" xlink:actuate="onLoad"/>
    <draw:fill-image draw:name="FillImage10" draw:display_name="UserFillImage10" xlink:href="Pictures/image1.png" xlink:type="simple" xlink:show="embed" xlink:actuate="onLoad"/>
    <draw:fill-image draw:name="FillImage11" draw:display_name="UserFillImage11" xlink:href="Pictures/image1.png" xlink:type="simple" xlink:show="embed" xlink:actuate="onLoad"/>
    <draw:fill-image draw:name="FillImage12" draw:display_name="UserFillImage12" xlink:href="Pictures/image1.png" xlink:type="simple" xlink:show="embed" xlink:actuate="onLoad"/>
    <draw:fill-image draw:name="FillImage13" draw:display_name="UserFillImage13" xlink:href="Pictures/image1.png" xlink:type="simple" xlink:show="embed" xlink:actuate="onLoad"/>
    <draw:fill-image draw:name="FillImage14" draw:display_name="UserFillImage14" xlink:href="Pictures/image1.png" xlink:type="simple" xlink:show="embed" xlink:actuate="onLoad"/>
    <draw:fill-image draw:name="FillImage15" draw:display_name="UserFillImage15" xlink:href="Pictures/image1.png" xlink:type="simple" xlink:show="embed" xlink:actuate="onLoad"/>
    <draw:fill-image draw:name="FillImage16" draw:display_name="UserFillImage16" xlink:href="Pictures/image1.png" xlink:type="simple" xlink:show="embed" xlink:actuate="onLoad"/>
    <draw:fill-image draw:name="FillImage17" draw:display_name="UserFillImage17" xlink:href="Pictures/image1.png" xlink:type="simple" xlink:show="embed" xlink:actuate="onLoad"/>
    <draw:fill-image draw:name="FillImage18" draw:display_name="UserFillImage18" xlink:href="Pictures/image1.png" xlink:type="simple" xlink:show="embed" xlink:actuate="onLoad"/>
    <style:presentation-page-layout style:name="AL1">
      <presentation:placeholder presentation:object="title" svg:height="6.633cm" svg:width="25.4cm" svg:x="4.234cm" svg:y="3.118cm"/>
      <presentation:placeholder presentation:object="subtitle" svg:height="4.6cm" svg:width="25.4cm" svg:x="4.234cm" svg:y="10.01cm"/>
    </style:presentation-page-layout>
    <style:style style:family="graphic" style:name="Frame">
      <style:text-properties fo:font-size="18pt" style:font-size-asian="18pt" style:font-size-complex="18pt"/>
      <style:graphic-properties/>
    </style:style>
  </office:styles>
  <office:automatic-styles>
    <style:page-layout style:name="Mpm1">
      <style:page-layout-properties fo:page-width="33.87cm" fo:page-height="19.05cm"/>
    </style:page-layout>
    <style:style style:family="drawing-page" style:name="dp1">
      <style:drawing-page-properties draw:fill-color="#FFFFFF" draw:fill="solid"/>
    </style:style>
    <style:style style:family="presentation" style:name="pr1">
      <style:graphic-properties draw:fill="none" draw:textarea-vertical-align="bottom" draw:auto-grow-height="false" draw:auto-grow-width="false" draw:stroke="none" style:wrap="run-through" fo:padding-top="3.6pt" fo:padding-bottom="3.6pt" fo:padding-left="7.2pt" fo:padding-right="7.2pt" fo:background-color="transparent"/>
    </style:style>
    <style:style style:family="paragraph" style:name="P1">
      <style:text-properties fo:color="#000000" fo:font-family="Arial" style:font-family-asian="Arial" style:font-family-complex="Arial" fo:font-size="60pt" style:font-size-asian="60pt" style:font-size-complex="60pt"/>
      <style:paragraph-properties fo:line-height="90%" fo:text-align="center" fo:margin-top="0pt"/>
    </style:style>
    <style:style style:family="text" style:name="T1">
      <style:text-properties fo:language="en" fo:country="US"/>
    </style:style>
    <style:style style:family="presentation" style:name="pr2">
      <style:graphic-properties draw:fill="none" draw:auto-grow-height="false" draw:auto-grow-width="false" draw:stroke="none" style:wrap="run-through" fo:background-color="transparent"/>
    </style:style>
    <style:style style:family="paragraph" style:name="P2">
      <style:text-properties fo:color="#000000" fo:font-family="Arial" style:font-family-asian="Arial" style:font-family-complex="Arial" fo:font-size="24pt" style:font-size-asian="24pt" style:font-size-complex="24pt"/>
      <style:paragraph-properties fo:line-height="90%" fo:text-align="center" fo:margin-left="0pt" fo:text-indent="0pt" fo:margin-top="10pt"/>
    </style:style>
    <style:style style:family="text" style:name="T2">
      <style:text-properties fo:language="en" fo:country="US"/>
    </style:style>
    <style:style style:family="drawing-page" style:name="dp2">
      <style:drawing-page-properties/>
    </style:style>
  </office:automatic-styles>
  <office:master-styles>
    <draw:layer-set>
      <draw:layer draw:name="layout"/>
      <draw:layer draw:name="background"/>
      <draw:layer draw:name="backgroundobjects"/>
      <draw:layer draw:name="controls"/>
      <draw:layer draw:name="measurelines"/>
    </draw:layer-set>
    <style:master-page style:name="_Title Slide" style:page-layout-name="Mpm1" draw:style-name="dp1">
      <draw:frame draw:name="Title 1" draw:layer="backgroundobjects" presentation:style-name="pr1" presentation:class="title" presentation:placeholder="false" presentation:user-transformed="true" svg:width="25.4cm" svg:height="6.633cm" svg:x="4.234cm" svg:y="3.118cm">
        <draw:text-box fo:min-height="6.633cm">
          <text:p text:style-name="P1"><text:span text:style-name="T1">Click to edit Master title style</text:span></text:p>
        </draw:text-box>
      </draw:frame>
      <draw:frame draw:name="Subtitle 2" draw:layer="backgroundobjects" presentation:style-name="pr2" presentation:class="subtitle" presentation:placeholder="false" presentation:user-transformed="true" svg:width="25.4cm" svg:height="4.6cm" svg:x="4.234cm" svg:y="10.01cm">
        <draw:text-box fo:min-height="4.6cm">
          <text:p text:style-name="P2"><text:span text:style-name="T2">Click to edit Master subtitle style</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0.1.37</meta:generator>
    <meta:initial-creator/>
    <meta:creation-date/>
    <meta:editing-cycles/>
    <meta:editing-duration/>
    <dc:date/>
    <dc:creator/>
    <meta:document-statistic/>
  </office:meta>
</office:document-meta>
</file>